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'sans serif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Crossing the Chasm" Kevin MacLeod (incompetech.com)</text:p>
      <text:p text:style-name="P1">Licensed under Creative Commons: By Attribution 4.0 License</text:p>
      <text:p text:style-name="P1"><text:a xlink:type="simple" xlink:href="http://creativecommons.org/licenses/by/4.0/" text:style-name="Internet_20_link" text:visited-style-name="Visited_20_Internet_20_Link">http://creativecommons.org/licenses/by/4.0/</text:a></text:p>
      <text:p text:style-name="P1"/>
      <text:p text:style-name="P1">"Strength of the Titans" Kevin MacLeod (incompetech.com)</text:p>
      <text:p text:style-name="P1">Licensed under Creative Commons: By Attribution 4.0 License</text:p>
      <text:p text:style-name="P1">http://creativecommons.org/licenses/by/4.0/</text:p>
      <text:p text:style-name="P1"/>
      <text:p text:style-name="P1">"Vibing Over Venus" Kevin MacLeod (incompetech.com)</text:p>
      <text:p text:style-name="P1">Licensed under Creative Commons: By Attribution 4.0 License</text:p>
      <text:p text:style-name="P1">http://creativecommons.org/licenses/by/4.0/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'sans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1:40:31.996994387</meta:creation-date>
    <dc:date>2024-06-15T11:44:34.792318725</dc:date>
    <meta:editing-duration>PT4M4S</meta:editing-duration>
    <meta:editing-cycles>1</meta:editing-cycles>
    <meta:document-statistic meta:table-count="0" meta:image-count="0" meta:object-count="0" meta:page-count="1" meta:paragraph-count="9" meta:word-count="46" meta:character-count="465" meta:non-whitespace-character-count="428"/>
    <meta:generator>LibreOffice/24.2.4.2$Linux_X86_64 LibreOffice_project/51a6219feb6075d9a4c46691dcfe0cd9c4fff3c2</meta:generator>
  </office:meta>
</office:document-meta>
</file>